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language="la" fo:country="VA"/>
    </style:style>
    <style:style style:name="P2" style:family="paragraph" style:parent-style-name="Text_20_body">
      <style:text-properties fo:language="la" fo:country="VA" officeooo:rsid="00114b69" officeooo:paragraph-rsid="00114b69"/>
    </style:style>
    <style:style style:name="P3" style:family="paragraph" style:parent-style-name="Text_20_body">
      <style:text-properties fo:language="la" fo:country="VA" officeooo:paragraph-rsid="001277b6"/>
    </style:style>
    <style:style style:name="T1" style:family="text">
      <style:text-properties fo:language="la" fo:country="VA"/>
    </style:style>
    <style:style style:name="T2" style:family="text">
      <style:text-properties officeooo:rsid="001277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orem ipsum </text:p>
      <text:p text:style-name="P2"/>
      <text:list xml:id="list826902790" text:style-name="Outline">
        <text:list-item>
          <text:h text:style-name="Heading_20_1" text:outline-level="1">Lorem ipsum dolor sit amet</text:h>
        </text:list-item>
      </text:list>
      <text:p text:style-name="P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list xml:id="list818712507978" text:continue-numbering="true" text:style-name="Outline">
        <text:list-item>
          <text:list>
            <text:list-item>
              <text:h text:style-name="Heading_20_2" text:outline-level="2">Duis autem</text:h>
            </text:list-item>
          </text:list>
        </text:list-item>
      </text:list>
      <text:p text:style-name="P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list xml:id="list816817133968" text:continue-numbering="true" text:style-name="Outline">
        <text:list-item>
          <text:list>
            <text:list-item>
              <text:h text:style-name="Heading_20_2" text:outline-level="2">Ut wisi enim ad minim</text:h>
            </text:list-item>
          </text:list>
        </text:list-item>
      </text:list>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list xml:id="list817591780756" text:continue-numbering="true" text:style-name="Outline">
        <text:list-item>
          <text:list>
            <text:list-item>
              <text:list>
                <text:list-item>
                  <text:h text:style-name="Heading_20_3" text:outline-level="3">Nam liber tempor</text:h>
                </text:list-item>
              </text:list>
            </text:list-item>
          </text:list>
        </text:list-item>
      </text:list>
      <text:p text:style-name="P3">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list xml:id="list817402545839" text:continue-numbering="true" text:style-name="Outline">
        <text:list-item>
          <text:list>
            <text:list-item>
              <text:list>
                <text:list-item>
                  <text:h text:style-name="Heading_20_3" text:outline-level="3">Duis autem</text:h>
                </text:list-item>
              </text:list>
            </text:list-item>
          </text:list>
        </text:list-item>
      </text:list>
      <text:p text:style-name="P1">Duis autem vel eum iriure dolor in hendrerit in vulputate velit esse molestie consequat, vel illum dolore eu feugiat nulla facilisis. </text:p>
      <text:list xml:id="list818617863330" text:continue-numbering="true" text:style-name="Outline">
        <text:list-item>
          <text:h text:style-name="Heading_20_1" text:outline-level="1"><text:soft-page-break/>At vero eos</text:h>
        </text:list-item>
      </text:list>
      <text:p text:style-name="P1">At vero eos et accusam et justo <text:span text:style-name="T2">-</text:span>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list xml:id="list817806059814" text:continue-numbering="true" text:style-name="Outline">
        <text:list-item>
          <text:h text:style-name="Heading_20_1" text:outline-level="1">Consetetur sadipscing elitr</text:h>
        </text:list-item>
      </text:list>
      <text:p text:style-name="P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p>
      <text:p text:style-name="P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Duis autem vel eum iriure dolor in hendrerit in vulputate velit esse molestie consequat, vel illum dolore eu feugiat nulla facilisis. </text:p>
      <text:list xml:id="list816635407845" text:continue-numbering="true" text:style-name="Outline">
        <text:list-item>
          <text:h text:style-name="Heading_20_1" text:outline-level="1">At vero eos et accusam et justo duo</text:h>
        </text:list-item>
      </text:list>
      <text:p text:style-name="P1">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text:soft-page-break/>vero voluptua. est Lorem ipsum dolor sit amet. Lorem ipsum dolor sit amet, consetetur sadipscing elitr, sed diam nonumy eirmod tempor invidunt ut labore et dolore magna aliquyam erat. </text:p>
      <text:list xml:id="list817435815947" text:continue-numbering="true" text:style-name="Outline">
        <text:list-item>
          <text:list>
            <text:list-item>
              <text:h text:style-name="Heading_20_2" text:outline-level="2">Consetetur sadipscing elitr</text:h>
            </text:list-item>
          </text:list>
        </text:list-item>
      </text:list>
      <text:p text:style-name="P3">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loext:hidden="true" style:hidden="true" style:parent-style-name="Text_20_body" style:class="list">
      <style:text-properties style:font-size-asian="12pt" style:font-name-complex="Lucida Sans1" style:font-family-complex="'Lucida San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style:contextual-spacing="false" text:number-lines="true" text:line-number="1"/>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loext:hidden="true" style:hidden="true"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loext:hidden="true" style:hidden="true"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loext:hidden="true" style:hidden="true"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loext:hidden="true" style:hidden="true"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loext:hidden="true" style:hidden="true"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loext:hidden="true" style:hidden="true" style:parent-style-name="Standard" style:class="extra"/>
    <style:style style:name="Signature" style:family="paragraph" loext:hidden="true" style:hidden="true" style:parent-style-name="Standard" style:class="text">
      <style:paragraph-properties text:number-lines="false" text:line-number="0"/>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loext:hidden="true" style:hidden="true" style:parent-style-name="Caption" style:class="extra"/>
    <style:style style:name="Table" style:family="paragraph" loext:hidden="true" style:hidden="true" style:parent-style-name="Caption" style:class="extra"/>
    <style:style style:name="Text" style:family="paragraph" loext:hidden="true" style:hidden="true" style:parent-style-name="Caption" style:class="extra"/>
    <style:style style:name="Drawing" style:family="paragraph" loext:hidden="true" style:hidden="true" style:parent-style-name="Caption" style:class="extra"/>
    <style:style style:name="Head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loext:hidden="true"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loext:hidden="true" style:hidden="true" style:parent-style-name="Caption" style:class="extra"/>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0.998cm" fo:margin-right="0cm" fo:text-indent="0cm" style:auto-text-indent="false"/>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Exampl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aption_20_characters" style:display-name="Caption characters" style:family="text" loext:hidden="true" style:hidden="true"/>
    <style:style style:name="Definition" style:family="text" loext:hidden="true" style:hidden="tru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Drop_20_Caps" style:display-name="Drop Caps" style:family="text" loext:hidden="true" style:hidden="true"/>
    <style:style style:name="Teletype" style:family="text" loext:hidden="true"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loext:hidden="true" style:hidden="tru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9T23:49:28.821530268</meta:creation-date>
    <dc:title>Modern</dc:title>
    <meta:generator>LibreOffice/7.1.5.2$Linux_X86_64 LibreOffice_project/10$Build-2</meta:generator>
    <meta:editing-duration>PT18M44S</meta:editing-duration>
    <meta:editing-cycles>8</meta:editing-cycles>
    <meta:initial-creator>F </meta:initial-creator>
    <dc:date>2021-09-10T00:08:16.362756844</dc:date>
    <dc:creator>F </dc:creator>
    <meta:document-statistic meta:table-count="0" meta:image-count="0" meta:object-count="0" meta:page-count="3" meta:paragraph-count="22" meta:word-count="1110" meta:character-count="6753" meta:non-whitespace-character-count="5653"/>
    <meta:template xlink:type="simple" xlink:actuate="onRequest" xlink:title="Modern" xlink:href="../../../../../../../usr/lib64/libreoffice/share/template/common/styles/Modern.ott" meta:date="2021-09-09T23:49:27.567672541"/>
  </office:meta>
</office:document-meta>
</file>